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5.626cm" fo:margin-left="1.386cm" style:page-number="auto" fo:break-before="auto" fo:break-after="auto" table:align="left" style:shadow="none" fo:keep-with-next="auto" style:may-break-between-rows="true" table:border-model="collapsing"/>
    </style:style>
    <style:style style:name="Table1.A" style:family="table-column">
      <style:table-column-properties style:column-width="2.434cm"/>
    </style:style>
    <style:style style:name="Table1.B" style:family="table-column">
      <style:table-column-properties style:column-width="13.192cm"/>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cm" fo:border="0.75pt solid #666666" style:writing-mode="page">
        <style:background-image/>
      </style:table-cell-properties>
    </style:style>
    <style:style style:name="Table1.B5"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fo:font-weight="normal" style:font-weight-asian="normal" style:font-weight-complex="normal"/>
    </style:style>
    <style:style style:name="P3" style:family="paragraph" style:parent-style-name="Standard">
      <style:paragraph-properties fo:break-before="page"/>
      <style:text-properties fo:language="en" fo:country="GB"/>
    </style:style>
    <style:style style:name="P4" style:family="paragraph" style:parent-style-name="Text_20_body">
      <style:paragraph-properties fo:break-before="page"/>
    </style:style>
    <style:style style:name="P5" style:family="paragraph" style:parent-style-name="Text_20_body">
      <style:text-properties fo:language="en" fo:country="GB"/>
    </style:style>
    <style:style style:name="P6" style:family="paragraph" style:parent-style-name="Standard" style:list-style-name="L1">
      <style:text-properties fo:language="en" fo:country="GB" fo:font-weight="bold" style:font-weight-asian="bold" style:font-weight-complex="bold"/>
    </style:style>
    <style:style style:name="P7" style:family="paragraph" style:parent-style-name="Standard" style:list-style-name="L1">
      <style:text-properties fo:language="en" fo:country="GB"/>
    </style:style>
    <style:style style:name="P8" style:family="paragraph" style:parent-style-name="Standard" style:list-style-name="L2">
      <style:text-properties fo:language="en" fo:country="GB"/>
    </style:style>
    <style:style style:name="P9" style:family="paragraph" style:parent-style-name="Standard" style:list-style-name="L2">
      <style:text-properties fo:language="en" fo:country="GB" officeooo:paragraph-rsid="0004e6dd"/>
    </style:style>
    <style:style style:name="P10" style:family="paragraph" style:parent-style-name="Standard" style:list-style-name="L2">
      <style:text-properties fo:language="en" fo:country="GB" fo:font-weight="normal" style:font-weight-asian="normal" style:font-weight-complex="normal"/>
    </style:style>
    <style:style style:name="P11" style:family="paragraph" style:parent-style-name="Standard">
      <style:text-properties fo:language="en" fo:country="GB" officeooo:paragraph-rsid="0003ff58"/>
    </style:style>
    <style:style style:name="P12" style:family="paragraph" style:parent-style-name="Standard">
      <style:text-properties fo:language="en" fo:country="GB" officeooo:rsid="0003ff58" officeooo:paragraph-rsid="0003ff58"/>
    </style:style>
    <style:style style:name="P13" style:family="paragraph" style:parent-style-name="Standard">
      <style:text-properties fo:language="en" fo:country="GB" officeooo:paragraph-rsid="00041d98"/>
    </style:style>
    <style:style style:name="P14" style:family="paragraph" style:parent-style-name="Standard">
      <style:text-properties fo:language="en" fo:country="GB" officeooo:paragraph-rsid="0004e6dd"/>
    </style:style>
    <style:style style:name="P15" style:family="paragraph" style:parent-style-name="Standard">
      <style:text-properties fo:language="en" fo:country="GB" officeooo:paragraph-rsid="00051f91"/>
    </style:style>
    <style:style style:name="P16" style:family="paragraph" style:parent-style-name="Standard">
      <style:text-properties style:font-name="Liberation Mono" fo:language="en" fo:country="GB"/>
    </style:style>
    <style:style style:name="P17" style:family="paragraph" style:parent-style-name="Standard">
      <style:text-properties style:font-name="Liberation Mono" fo:language="en" fo:country="GB" officeooo:paragraph-rsid="00041d98"/>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break-before="page"/>
      <style:text-properties fo:language="en" fo:country="GB" officeooo:paragraph-rsid="00051f91"/>
    </style:style>
    <style:style style:name="P20" style:family="paragraph" style:parent-style-name="Heading_20_1">
      <style:text-properties fo:language="en" fo:country="GB"/>
    </style:style>
    <style:style style:name="P21" style:family="paragraph" style:parent-style-name="Heading_20_2">
      <style:text-properties fo:language="en" fo:country="GB"/>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e6dd"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fo:font-size="10pt" fo:language="fr" fo:country="FR" style:font-name-asian="Arial1" style:font-size-asian="10pt" style:font-name-complex="Arial1" style:font-size-complex="10pt"/>
    </style:style>
    <style:style style:name="T4" style:family="text">
      <style:text-properties officeooo:rsid="0003ff58"/>
    </style:style>
    <style:style style:name="T5" style:family="text">
      <style:text-properties officeooo:rsid="00041d98"/>
    </style:style>
    <style:style style:name="T6" style:family="text">
      <style:text-properties style:font-name="Liberation Mono"/>
    </style:style>
    <style:style style:name="T7" style:family="text">
      <style:text-properties style:font-name="Liberation Mono" officeooo:rsid="0004e6dd"/>
    </style:style>
    <style:style style:name="T8" style:family="text">
      <style:text-properties officeooo:rsid="0004e6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Creating a plugin for OmegaT</text:h>
      <text:p text:style-name="P1"/>
      <text:p text:style-name="P11">This document will describe the process required to make a plugin for OmegaT. At the writing of this document the latest /trunk/ of OmegaT is version 2.5.0. For this demonstration we will create a duplicate of the Google Translate MT connection just to show the process. </text:p>
      <text:p text:style-name="P11"/>
      <text:p text:style-name="P11"><text:span text:style-name="T4">Update: The plugins described in this document can be read by OmegaT <text:s/>2.1.3 and up. </text:span>OmegaT is able to take Filters, Tokenizers, Machine Translators and Editor Highlighting through the Marker class as plugins, <text:span text:style-name="T4">as well as gui changes (base, since 2.5.0) and Glossaries (2.5.0 update 3).</text:span></text:p>
      <text:p text:style-name="P12">Since OmegaT <text:span text:style-name="T5">3.0.1 a different type of plugin is supported. Please refer to the OmegaT Developer’s guide for more details.</text:span></text:p>
      <text:p text:style-name="P1"/>
      <text:p text:style-name="P1">The source code for this demo can be checked out from the OmegaT repository and is found under <text:span text:style-name="T1">/OmegaT/docs_devel/OmegaT-plugin-demo/</text:span><text:span text:style-name="T2">.</text:span></text:p>
      <text:p text:style-name="P1"/>
      <text:p text:style-name="P4">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11 Wildrich Fourie</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P5">In the specific context of this document (“Creating a plugin for OmegaT”), “source code” is to be understood as the text of this document itself (independently of the document format used), as well as the images, either in the binary version contained inside this document, or as the .<text:span text:style-name="T3">vpp files used to create these images</text:span></text:p>
      <text:p text:style-name="P3"/>
      <text:h text:style-name="P21" text:outline-level="2">Requirements</text:h>
      <text:list xml:id="list3549751603" text:style-name="L1">
        <text:list-item>
          <text:p text:style-name="P6">Integrated Development Environment (IDE)</text:p>
          <text:p text:style-name="P7">Like NetBeans or Eclipse. In essence an IDE is not necessary but it greatly simplifies the creation and compiling of the plugin. I used Netbeans in creating this demo plugin.</text:p>
        </text:list-item>
        <text:list-item>
          <text:p text:style-name="P6">OmegaT</text:p>
        </text:list-item>
      </text:list>
      <text:p text:style-name="P1"><text:tab/>The latest version of OmegaT. You do not need to recompile OmegaT, you only need an <text:tab/>installed and working version of the program.</text:p>
      <text:p text:style-name="P1"/>
      <text:p text:style-name="P1"/>
      <text:h text:style-name="P21" text:outline-level="2">Procedure</text:h>
      <text:p text:style-name="P1"/>
      <text:list xml:id="list1263286389" text:style-name="L2">
        <text:list-item>
          <text:p text:style-name="P8">Create a new project in the IDE of your choice and give it an appropriate name. We are creating another connection to the Google Machine Translator and will name the plugin project “<text:span text:style-name="T1">OmegaT-plugins-Google2MT</text:span>”.</text:p>
          <text:p text:style-name="P8"/>
        </text:list-item>
        <text:list-item>
          <text:p text:style-name="P8">Create a new package in the src of the newly created project and name it:</text:p>
          <text:list>
            <text:list-header>
              <text:p text:style-name="P8">“<text:span text:style-name="T1">org.omegat.plugins.machinetranslators</text:span>” (for Machine Translators).</text:p>
              <text:p text:style-name="P8"/>
              <text:p text:style-name="P8">“<text:span text:style-name="T1">org.omegat.plugins.tokenizer</text:span>” for Tokenizers.</text:p>
              <text:p text:style-name="P8">“<text:span text:style-name="T1">org.omegat.plugins.filters</text:span>” for Filters.</text:p>
            </text:list-header>
          </text:list>
        </text:list-item>
      </text:list>
      <text:p text:style-name="P1"/>
      <text:p text:style-name="P1"><text:tab/>NOTE: In essence the new package can be named anything; the package and class name just <text:tab/>have to be correctly indicated in the Manifest.mf file.</text:p>
      <text:p text:style-name="P1"/>
      <text:list xml:id="list101660953330393" text:continue-numbering="true" text:style-name="L2">
        <text:list-header>
          <text:p text:style-name="P8"/>
        </text:list-header>
        <text:list-item>
          <text:p text:style-name="P8">Copy the <text:span text:style-name="T1">GoogleTranslate.java</text:span> class to the <text:span text:style-name="T1">org.omegat.plugins.machinetranslators </text:span><text:span text:style-name="T2">package and rename it </text:span><text:span text:style-name="T1">Google2Translate.java</text:span><text:span text:style-name="T2">.</text:span></text:p>
          <text:p text:style-name="P10"/>
        </text:list-item>
        <text:list-item>
          <text:p text:style-name="P8"><text:span text:style-name="T2">Create a new directory named “</text:span><text:span text:style-name="T1">src-stub</text:span><text:span text:style-name="T2">” parallel to the </text:span><text:span text:style-name="T1">src</text:span><text:span text:style-name="T2"> directory.</text:span></text:p>
        </text:list-item>
      </text:list>
      <text:p text:style-name="P2"/>
      <text:p text:style-name="P2"><text:tab/>NOTE: In a lot of cases, it is not necessary to used stubs, as you can directly use the existing <text:tab/>OmegaT sources. In which case, you can omit steps 4, 5, 6 and 7. However, using stubs will <text:tab/>make it simpler distributing the plugin (since it will not be necessary to provide the complete <text:tab/>OmegaT sources), and will allow linking with libraries that are not compatible with GPLv2, <text:tab/>but are compatible with GPLv3.</text:p>
      <text:list xml:id="list101660489524435" text:continue-numbering="true" text:style-name="L2">
        <text:list-header>
          <text:p text:style-name="P8"/>
        </text:list-header>
        <text:list-item>
          <text:p text:style-name="P8">Edit the properties of the plugin project to include the <text:span text:style-name="T1">src-stub</text:span> directory in the sources.</text:p>
          <text:p text:style-name="P8"/>
        </text:list-item>
        <text:list-item>
          <text:p text:style-name="P8">Identify all the missing classes. These will be the classes that the <text:span text:style-name="T1">Google2Translate</text:span> class depends on. The IDE will indicate that they are missing by underlining the missing classes in red (in NetBeans). </text:p>
          <text:p text:style-name="P8"/>
        </text:list-item>
        <text:list-item>
          <text:p text:style-name="P8">Now we have to create source stubs for these missing classing. These source stubs will only be a basic structure of the real classes in OmegaT containing only shells of the methods required for the <text:span text:style-name="T1">Google2Translate</text:span> class.</text:p>
          <text:p text:style-name="P8"/>
          <text:p text:style-name="P10">For this “new” Google2 MT we require the following stubs:</text:p>
          <text:p text:style-name="P8"/>
          <text:p text:style-name="P8"><text:soft-page-break/>org.omegat.core.machinetranslators</text:p>
          <text:list>
            <text:list-header>
              <text:p text:style-name="P8">BaseTranslate.java</text:p>
            </text:list-header>
          </text:list>
          <text:p text:style-name="P8"/>
          <text:p text:style-name="P8">org.omegat.gui.exttrans</text:p>
          <text:list text:continue-numbering="true">
            <text:list-header>
              <text:p text:style-name="P8">ImachineTranslation.java</text:p>
              <text:p text:style-name="P8"/>
            </text:list-header>
          </text:list>
          <text:p text:style-name="P8">org.omegat.util</text:p>
          <text:list text:continue-numbering="true">
            <text:list-header>
              <text:p text:style-name="P8">Language.java</text:p>
            </text:list-header>
          </text:list>
        </text:list-item>
      </text:list>
      <text:p text:style-name="P1"><text:tab/> <text:s text:c="5"/>PatternConsts.java</text:p>
      <text:list xml:id="list101661942438518" text:continue-numbering="true" text:style-name="L2">
        <text:list-item>
          <text:list>
            <text:list-header>
              <text:p text:style-name="P8">WikiGet.java</text:p>
            </text:list-header>
          </text:list>
        </text:list-item>
      </text:list>
      <text:p text:style-name="P1"/>
      <text:p text:style-name="P1"><text:tab/>We do not require the <text:span text:style-name="T1">Preferences</text:span> and <text:span text:style-name="T1">OStrings</text:span> classes from the <text:span text:style-name="T1">org.omegat.util</text:span> package <text:tab/>because instead of getting the preference key and interface string from the Preferences and <text:tab/>OStrings, we just return the newly assigned names: “allow_google2_translate” and <text:tab/>“Google2 Translate”.</text:p>
      <text:p text:style-name="P1"/>
      <text:p text:style-name="P1"><text:tab/>Strip out the copied classes to only contain the required methods and properties. These <text:tab/>methods need not have any internal code and for methods that require an object or value <text:tab/>returned just return default or null values. We require these stubs of the classes just to build <text:tab/>our plugin without errors. When the plugin is utilised in OmegaT the completed classes <text:tab/>already present in OmegaT will be used.</text:p>
      <text:list xml:id="list101661915590335" text:continue-numbering="true" text:style-name="L2">
        <text:list-item>
          <text:list>
            <text:list-header>
              <text:p text:style-name="P8"/>
            </text:list-header>
          </text:list>
          <text:p text:style-name="P8">Also remember to modify the code header and class javadoc to indicate that these classes are only stubs and have been copied from the originals in OmegaT and modified by you. You can see what these 'stripped' classes should look like by obtaining the source code for this document.</text:p>
          <text:p text:style-name="P8"/>
          <text:p text:style-name="P8"/>
        </text:list-item>
        <text:list-item>
          <text:p text:style-name="P8">Now edit the manifest of the plugin project (<text:span text:style-name="T1">manifest.mf</text:span>).</text:p>
          <text:p text:style-name="P8"/>
          <text:p text:style-name="P9">Modify the file to indicate that this project is an OmegaT plugin and also specify the type of plugin. You can include multiple plugins in one project/package if you indicate all the plugins and types in the manifest.mf.<text:line-break/><text:line-break/><text:span text:style-name="T8">Omegat 5.3.0 also supports to provide additional information that can be displayed in the UI. You can optionally provide name, version, author and description. For each there are different manifest entry alternatives, and OmegaT will pick the first one present in the order from left to right as described in the table below:<text:line-break/></text:span></text:p>
        </text:list-item>
      </text:list>
      <table:table table:name="Table1" table:style-name="Table1">
        <table:table-column table:style-name="Table1.A"/>
        <table:table-column table:style-name="Table1.B"/>
        <table:table-row table:style-name="Table1.1">
          <table:table-cell table:style-name="Table1.A1" office:value-type="string">
            <text:p text:style-name="P22">Attribute</text:p>
          </table:table-cell>
          <table:table-cell table:style-name="Table1.A1" office:value-type="string">
            <text:p text:style-name="P22">Manifest entry (pick one)</text:p>
          </table:table-cell>
        </table:table-row>
        <table:table-row>
          <table:table-cell table:style-name="Table1.A2" office:value-type="string">
            <text:p text:style-name="P22">Name</text:p>
          </table:table-cell>
          <table:table-cell table:style-name="Table1.B2" office:value-type="float" office:value="0">
            <text:p text:style-name="P18">Plugin-Name, Bundle-Name, Implementation-Title</text:p>
          </table:table-cell>
        </table:table-row>
        <table:table-row>
          <table:table-cell table:style-name="Table1.A3" office:value-type="string">
            <text:p text:style-name="P22">Version</text:p>
          </table:table-cell>
          <table:table-cell table:style-name="Table1.B3" office:value-type="float" office:value="0">
            <text:p text:style-name="P18">Plugin-Version, Bundle-Version, Implementation-Version</text:p>
          </table:table-cell>
        </table:table-row>
        <table:table-row table:style-name="Table1.1">
          <table:table-cell table:style-name="Table1.A2" office:value-type="string">
            <text:p text:style-name="P22">Author</text:p>
          </table:table-cell>
          <table:table-cell table:style-name="Table1.B4" office:value-type="string">
            <text:p text:style-name="P18">Plugin-Author, Implementation-Vendor, Built-By</text:p>
          </table:table-cell>
        </table:table-row>
        <table:table-row>
          <table:table-cell table:style-name="Table1.A5" office:value-type="string">
            <text:p text:style-name="P22">Description</text:p>
          </table:table-cell>
          <table:table-cell table:style-name="Table1.B5" office:value-type="string">
            <text:p text:style-name="P18">Plugin-Description</text:p>
          </table:table-cell>
        </table:table-row>
      </table:table>
      <text:p text:style-name="P15"><text:tab/><text:line-break/><text:tab/></text:p>
      <text:p text:style-name="P19"><text:span text:style-name="T5"><text:tab/>Example:</text:span></text:p>
      <text:p text:style-name="P14"><text:tab/><text:span text:style-name="T6">OmegaT-Plugin: true<text:line-break/><text:tab/>Implementation-Title: </text:span><text:span text:style-name="T7">my cool plugin</text:span></text:p>
      <text:p text:style-name="P14"><text:span text:style-name="T6"><text:tab/>Implementation-Version: </text:span><text:span text:style-name="T7">1.0.0</text:span></text:p>
      <text:p text:style-name="P14"><text:span text:style-name="T6"><text:tab/>Implementation-Vendor: </text:span><text:span text:style-name="T7">John Doe</text:span></text:p>
      <text:p text:style-name="P14"><text:span text:style-name="T6"><text:tab/>Plugin-Description: </text:span><text:span text:style-name="T7">this plugin does what you need!</text:span></text:p>
      <text:p text:style-name="P16"/>
      <text:p text:style-name="P16"><text:tab/>Name: my.Class</text:p>
      <text:p text:style-name="P17"><text:tab/>OmegaT-Plugin: &lt;type&gt; </text:p>
      <text:p text:style-name="P17"/>
      <text:p text:style-name="P17"><text:tab/><text:span text:style-name="T5">Name: my.other.Class</text:span></text:p>
      <text:p text:style-name="P17"><text:tab/><text:span text:style-name="T5">OmegaT-Plugin: &lt;type&gt;</text:span></text:p>
      <text:p text:style-name="P13"/>
      <text:p text:style-name="P13"><text:tab/>#<text:span text:style-name="T5">&lt;type&gt; can be ‘</text:span>filter’, ‘tokenizer’, ‘marker’,’machine<text:span text:style-name="T5">T</text:span>ranslator’, ‘<text:span text:style-name="T5">base’</text:span> (<text:span text:style-name="T5">supported since <text:tab/></text:span>2.5.0), ‘<text:span text:style-name="T5">glossary’</text:span> (<text:span text:style-name="T5">since </text:span>2.5.0 update 3)</text:p>
      <text:list xml:id="list101659877430732" text:continue-numbering="true" text:style-name="L2">
        <text:list-header>
          <text:p text:style-name="P8"/>
        </text:list-header>
        <text:list-item>
          <text:p text:style-name="P8">Now build the project, and resolve any issues found.</text:p>
          <text:p text:style-name="P8"/>
        </text:list-item>
        <text:list-item>
          <text:p text:style-name="P8">After a successful build copy the jar created (OmegaT-plugins-Google2MT.jar) into the <text:span text:style-name="T1">plugins</text:span> directory of the OmegaT installation. Run OmegaT and you should now be able to see the <text:span text:style-name="T1">Google2 Translate</text:span> service in the <text:span text:style-name="T1">Options → Machine Translate</text:span> menu.</text:p>
          <text:p text:style-name="P8"/>
        </text:list-item>
        <text:list-item>
          <text:p text:style-name="P8">On this same principal a multitude of plugins can be created and easily implemented into Omeg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9T08:58:20.87</meta:creation-date>
    <dc:date>2020-06-25T10:16:59.736878023</dc:date>
    <meta:editing-duration>PT4H25M44S</meta:editing-duration>
    <meta:editing-cycles>114</meta:editing-cycles>
    <meta:generator>LibreOffice/6.2.8.2$Linux_X86_64 LibreOffice_project/20$Build-2</meta:generator>
    <meta:document-statistic meta:table-count="1" meta:image-count="0" meta:object-count="0" meta:page-count="5" meta:paragraph-count="79" meta:word-count="1072" meta:character-count="7061" meta:non-whitespace-character-count="5999"/>
  </office:meta>
</office:document-meta>
</file>